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3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/Description</text:p>
          </table:table-cell>
          <table:table-cell table:style-name="ce4"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rabic [a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ofroadsandkingdoms.txt</text:p>
          </table:table-cell>
          <table:table-cell office:value-type="string" calcext:value-type="string">
            <text:p>http://al-hakawati.net/arabic/Civilizations/book23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bu Abdullah al-Bakri</text:p>
          </table:table-cell>
          <table:table-cell office:value-type="string" calcext:value-type="string">
            <text:p>Book of Roads and Kingdoms</text:p>
          </table:table-cell>
          <table:table-cell office:value-type="string" calcext:value-type="string">
            <text:p>Concatenation of plaintext extracts from HTML fi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ofmedicine_book1.txt</text:p>
          </table:table-cell>
          <table:table-cell office:value-type="string" calcext:value-type="string">
            <text:p><text:a xlink:href="http://al-hakawati.net/arabic/Civilizations/book39index.asp" xlink:type="simple">http://al-hakawati.net/arabic/Civilizations/book39index.asp</text:a>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vicenna</text:p>
          </table:table-cell>
          <table:table-cell office:value-type="string" calcext:value-type="string">
            <text:p>Canon of Medicine</text:p>
          </table:table-cell>
          <table:table-cell office:value-type="string" calcext:value-type="string">
            <text:p>Concatenation of plaintext extracts from HTML files. Book 1 onl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nal-baitar.txt</text:p>
          </table:table-cell>
          <table:table-cell office:value-type="string" calcext:value-type="string">
            <text:p>http://al-hakawati.net/arabic/Civilizations/book50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Ibn al-Baitar</text:p>
          </table:table-cell>
          <table:table-cell office:value-type="string" calcext:value-type="string">
            <text:p>Compendium on Simple Medicaments and Foods</text:p>
          </table:table-cell>
          <table:table-cell office:value-type="string" calcext:value-type="string">
            <text:p>Concatenation of plaintext extracts from HTML fi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ethousandandonenights_extract.txt</text:p>
          </table:table-cell>
          <table:table-cell office:value-type="string" calcext:value-type="string">
            <text:p>http://al-hakawati.net/arabic/stories_Tales/lailaindexa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ne Thousand and One Nights</text:p>
          </table:table-cell>
          <table:table-cell office:value-type="string" calcext:value-type="string">
            <text:p>Concatenation of plaintext extracts from first ten HTML fi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ularogeriana.txt</text:p>
          </table:table-cell>
          <table:table-cell office:value-type="string" calcext:value-type="string">
            <text:p>http://al-hakawati.net/arabic/Civilizations/230.pdf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Muhammad al-Idrisi</text:p>
          </table:table-cell>
          <table:table-cell office:value-type="string" calcext:value-type="string">
            <text:p>Tabula Rogeriana</text:p>
          </table:table-cell>
          <table:table-cell office:value-type="string" calcext:value-type="string">
            <text:p>pdftotex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engali [be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ndamath.txt</text:p>
          </table:table-cell>
          <table:table-cell office:value-type="string" calcext:value-type="string">
            <text:p>https://bn.wikisource.org/s/6ch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ankim Chandra Chattopadhyay</text:p>
          </table:table-cell>
          <table:table-cell office:value-type="string" calcext:value-type="string">
            <text:p>Anandamath / The abbey of bliss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ghnadbodhkavya.txt</text:p>
          </table:table-cell>
          <table:table-cell office:value-type="string" calcext:value-type="string">
            <text:p>https://bn.wikisource.org/s/62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chael Madhusudan Dutt</text:p>
          </table:table-cell>
          <table:table-cell office:value-type="string" calcext:value-type="string">
            <text:p>Meghnad Bodh Kavya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ainofthemoon.txt</text:p>
          </table:table-cell>
          <table:table-cell office:value-type="string" calcext:value-type="string">
            <text:p>https://bn.wikisource.org/s/65k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ibhutibhushan Bandopadhyay</text:p>
          </table:table-cell>
          <table:table-cell table:style-name="ce5" office:value-type="string" calcext:value-type="string">
            <text:p>Chander Pahar / Mountain of the Moon</text:p>
          </table:table-cell>
          <table:table-cell office:value-type="string" calcext:value-type="string">
            <text:p>Plaintext downloaded from Wikisource website using book creator, manually adding each chap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sherkobita.txt</text:p>
          </table:table-cell>
          <table:table-cell office:value-type="string" calcext:value-type="string">
            <text:p>https://bn.wikisource.org/s/1i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bindranath Tagore</text:p>
          </table:table-cell>
          <table:table-cell office:value-type="string" calcext:value-type="string">
            <text:p>Shesher Kobita / The last poem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utsch [de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cker.txt</text:p>
          </table:table-cell>
          <table:table-cell office:value-type="string" calcext:value-type="string">
            <text:p>http://www.gutenberg.org/ebooks/5221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lius Maria Becker</text:p>
          </table:table-cell>
          <table:table-cell office:value-type="string" calcext:value-type="string">
            <text:p>Gedich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ud.txt</text:p>
          </table:table-cell>
          <table:table-cell office:value-type="string" calcext:value-type="string">
            <text:p>http://www.gutenberg.org/ebooks/370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gmund Freud</text:p>
          </table:table-cell>
          <table:table-cell office:value-type="string" calcext:value-type="string">
            <text:p>Das Tabu und die Ambivalenz der Gefühlsregun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ytag.txt</text:p>
          </table:table-cell>
          <table:table-cell office:value-type="string" calcext:value-type="string">
            <text:p>http://www.gutenberg.org/ebooks/5233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ustav Freytag</text:p>
          </table:table-cell>
          <table:table-cell office:value-type="string" calcext:value-type="string">
            <text:p>Soll und Haben, Bd. 1 (2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fer.txt</text:p>
          </table:table-cell>
          <table:table-cell office:value-type="string" calcext:value-type="string">
            <text:p>http://www.gutenberg.org/ebooks/401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chefer</text:p>
          </table:table-cell>
          <table:table-cell office:value-type="string" calcext:value-type="string">
            <text:p>Der Hirtenknabe Nikolas; oder, Der deutsche Kinderkreuzzug im Jahre 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urzidil.txt</text:p>
          </table:table-cell>
          <table:table-cell office:value-type="string" calcext:value-type="string">
            <text:p>http://www.gutenberg.org/ebooks/521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ohannes Urzidil</text:p>
          </table:table-cell>
          <table:table-cell office:value-type="string" calcext:value-type="string">
            <text:p>Sturz der Verdammt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rsi [fa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rsingoftheland.txt</text:p>
          </table:table-cell>
          <table:table-cell office:value-type="string" calcext:value-type="string">
            <text:p>https://fa.wikisource.org/wiki/%D9%86%D9%81%D8%B1%DB%8C%D9%86_%D8%B2%D9%85%DB%8C%D9%86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Jalal Al-e-Ahmad</text:p>
          </table:table-cell>
          <table:table-cell office:value-type="string" calcext:value-type="string">
            <text:p>The cursing of the l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beyhaqi.txt</text:p>
          </table:table-cell>
          <table:table-cell office:value-type="string" calcext:value-type="string">
            <text:p>https://fa.wikisource.org/wiki/%D8%AA%D8%A7%D8%B1%DB%8C%D8%AE_%D8%A8%DB%8C%D9%87%D9%82%DB%8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bu'l-Fadl Bayhaqi</text:p>
          </table:table-cell>
          <table:table-cell office:value-type="string" calcext:value-type="string">
            <text:p>Masoudian history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lilawadimna.txt</text:p>
          </table:table-cell>
          <table:table-cell office:value-type="string" calcext:value-type="string">
            <text:p>https://ar.wikisource.org/wiki/%D9%83%D9%84%D9%8A%D9%84%D8%A9_%D9%88%D8%AF%D9%85%D9%86%D8%A9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Vishnu Sharma</text:p>
          </table:table-cell>
          <table:table-cell office:value-type="string" calcext:value-type="string">
            <text:p>Kalila wa-Dimna, Persian translation of Panchatantra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wrence.txt</text:p>
          </table:table-cell>
          <table:table-cell office:value-type="string" calcext:value-type="string">
            <text:p>http://www.gutenberg.org/ebooks/4674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elected short st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hnameh_extract.txt</text:p>
          </table:table-cell>
          <table:table-cell office:value-type="string" calcext:value-type="string">
            <text:p>https://fa.wikisource.org/wiki/%D8%B4%D8%A7%D9%87%D9%86%D8%A7%D9%85%D9%8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Ferdowsi</text:p>
          </table:table-cell>
          <table:table-cell office:value-type="string" calcext:value-type="string">
            <text:p>Shahnameh / The book of kings</text:p>
          </table:table-cell>
          <table:table-cell office:value-type="string" calcext:value-type="string">
            <text:p>Export tool from WMFLabs, first 20000 l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indi [h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italpachis.txt</text:p>
          </table:table-cell>
          <table:table-cell office:value-type="string" calcext:value-type="string">
            <text:p>https://wikisource.org/wiki/%E0%A4%AC%E0%A5%87%E0%A4%A4%E0%A4%BE%E0%A4%B2_%E0%A4%AA%E0%A4%9A%E0%A5%8D%E0%A4%9A%E0%A5%80%E0%A4%B8%E0%A5%8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ital Pachisi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fi.txt</text:p>
          </table:table-cell>
          <table:table-cell office:value-type="string" calcext:value-type="string">
            <text:p>https://hi.wikipedia.org/wiki/%E0%A4%AC%E0%A4%B0%E0%A5%8D%E0%A4%AB%E0%A5%80!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Barfi!</text:p>
          </table:table-cell>
          <table:table-cell office:value-type="string" calcext:value-type="string">
            <text:p>Plaintext downloaded from Wikipedia website using book creator. Hindi article some English in references. Featured artic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quence.txt</text:p>
          </table:table-cell>
          <table:table-cell office:value-type="string" calcext:value-type="string">
            <text:p>https://hi.wikipedia.org/wiki/%E0%A5%A7_%E2%88%92_%E0%A5%A8_%2B_%E0%A5%A9_%E2%88%92_%E0%A5%AA_%2B_%C2%B7_%C2%B7_%C2%B7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1 – 2 + 3 – 4 + …</text:p>
          </table:table-cell>
          <table:table-cell office:value-type="string" calcext:value-type="string">
            <text:p>Plaintext downloaded from Wikipedia website using book creator. Hindi article with mathematical content, some English in references. Featured artic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relativity.txt</text:p>
          </table:table-cell>
          <table:table-cell office:value-type="string" calcext:value-type="string">
            <text:p>https://hi.wikipedia.org/wiki/%E0%A4%B5%E0%A4%BF%E0%A4%B6%E0%A4%BF%E0%A4%B7%E0%A5%8D%E0%A4%9F_%E0%A4%86%E0%A4%AA%E0%A5%87%E0%A4%95%E0%A5%8D%E0%A4%B7%E0%A4%BF%E0%A4%95%E0%A4%A4%E0%A4%B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ecial relativity</text:p>
          </table:table-cell>
          <table:table-cell office:value-type="string" calcext:value-type="string">
            <text:p>Plaintext downloaded from Wikipedia website using book creator. Hindi article with small amount of mathematical content, some English in references. Featured artic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alian [ita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cco.txt</text:p>
          </table:table-cell>
          <table:table-cell office:value-type="string" calcext:value-type="string">
            <text:p><text:a xlink:href="http://www.gutenberg.org/ebooks/42928" xlink:type="simple">http://www.gutenberg.org/ebooks/4292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oberto Bracco</text:p>
          </table:table-cell>
          <table:table-cell office:value-type="string" calcext:value-type="string">
            <text:p>Uno degli onesti: Commedia in un at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ilio.txt</text:p>
          </table:table-cell>
          <table:table-cell office:value-type="string" calcext:value-type="string">
            <text:p>http://www.gutenberg.org/ebooks/4673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erdinando Petruccelli della Gattina</text:p>
          </table:table-cell>
          <table:table-cell office:value-type="string" calcext:value-type="string">
            <text:p>Il Concil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y1.txt</text:p>
          </table:table-cell>
          <table:table-cell office:value-type="string" calcext:value-type="string">
            <text:p>http://www.gutenberg.org/ebooks/436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story2.txt</text:p>
          </table:table-cell>
          <table:table-cell office:value-type="string" calcext:value-type="string">
            <text:p>http://www.gutenberg.org/ebooks/4436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X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zini.txt</text:p>
          </table:table-cell>
          <table:table-cell office:value-type="string" calcext:value-type="string">
            <text:p>http://www.gutenberg.org/ebooks/393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fredo Panzini</text:p>
          </table:table-cell>
          <table:table-cell office:value-type="string" calcext:value-type="string">
            <text:p>Il mondo è rotondo: romanz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avanese [jav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zkafka.txt</text:p>
          </table:table-cell>
          <table:table-cell office:value-type="string" calcext:value-type="string">
            <text:p>https://jv.wikipedia.org/wiki/Franz_Kafk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Plaintext downloaded from Wikipedia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kawinnitisastra.txt</text:p>
          </table:table-cell>
          <table:table-cell office:value-type="string" calcext:value-type="string">
            <text:p>https://wikisource.org/wiki/Jv/Kakawin_N%C4%ABti%C5%9B%C4%81stra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kawin Nītiśāstra</text:p>
          </table:table-cell>
          <table:table-cell office:value-type="string" calcext:value-type="string">
            <text:p>Plaintext downloaded from Wikisource website using book creator, chapters added manually. English text (in header) manually remov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moedya.txt</text:p>
          </table:table-cell>
          <table:table-cell office:value-type="string" calcext:value-type="string">
            <text:p>https://jv.wikipedia.org/wiki/Pramoedya_Ananta_Toer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Pramoedya Ananta Toer</text:p>
          </table:table-cell>
          <table:table-cell office:value-type="string" calcext:value-type="string">
            <text:p>Plaintext downloaded from Wikipedia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gsangtuban.txt</text:p>
          </table:table-cell>
          <table:table-cell office:value-type="string" calcext:value-type="string">
            <text:p>https://wikisource.org/wiki/Jv/Rangsang_Tuban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dmosoesastro</text:p>
          </table:table-cell>
          <table:table-cell office:value-type="string" calcext:value-type="string">
            <text:p>Rangsang Tuban</text:p>
          </table:table-cell>
          <table:table-cell office:value-type="string" calcext:value-type="string">
            <text:p>Plaintext downloaded from Wikisource website using book creator, chapters added manually. Widely considered the first real novel in Javane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Japanese [jp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ndes.txt</text:p>
          </table:table-cell>
          <table:table-cell office:value-type="string" calcext:value-type="string">
            <text:p><text:a xlink:href="http://www.gutenberg.org/ebooks/32978" xlink:type="simple">http://www.gutenberg.org/ebooks/3297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arie Belloc Lowndes</text:p>
          </table:table-cell>
          <table:table-cell office:value-type="string" calcext:value-type="string">
            <text:p>下宿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ley.txt</text:p>
          </table:table-cell>
          <table:table-cell office:value-type="string" calcext:value-type="string">
            <text:p>http://www.gutenberg.org/ebooks/41325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ristopher Morley</text:p>
          </table:table-cell>
          <table:table-cell office:value-type="string" calcext:value-type="string">
            <text:p>幽霊書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hanokoji1.txt</text:p>
          </table:table-cell>
          <table:table-cell office:value-type="string" calcext:value-type="string">
            <text:p>http://www.gutenberg.org/ebooks/333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友情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shanokoji2.txt</text:p>
          </table:table-cell>
          <table:table-cell office:value-type="string" calcext:value-type="string">
            <text:p>http://www.gutenberg.org/ebooks/3175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お目出たき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penheim.txt</text:p>
          </table:table-cell>
          <table:table-cell office:value-type="string" calcext:value-type="string">
            <text:p>http://www.gutenberg.org/ebooks/341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. Phillips Oppenheim</text:p>
          </table:table-cell>
          <table:table-cell office:value-type="string" calcext:value-type="string">
            <text:p>入れかわった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Korean [k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enamseon.txt</text:p>
          </table:table-cell>
          <table:table-cell office:value-type="string" calcext:value-type="string">
            <text:p>https://ko.wikisource.org/wiki/%EA%B3%84%EA%B3%A0%EC%B0%A8%EC%A1%B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Choe Nam-se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kwangso.txt</text:p>
          </table:table-cell>
          <table:table-cell office:value-type="string" calcext:value-type="string">
            <text:p>https://ko.wikisource.org/wiki/%EB%8B%A8%EC%A2%85%EC%95%A0%EC%82%A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e Kwang-s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ilofslavery.txt</text:p>
          </table:table-cell>
          <table:table-cell office:value-type="string" calcext:value-type="string">
            <text:p>https://ko.wikisource.org/wiki/%ED%9D%99%EC%9D%98_%EB%85%B8%EC%98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i Gap Yong</text:p>
          </table:table-cell>
          <table:table-cell office:value-type="string" calcext:value-type="string">
            <text:p>Soil of Slavery (?)</text:p>
          </table:table-cell>
          <table:table-cell office:value-type="string" calcext:value-type="string">
            <text:p>Plaintext downloaded from Wikisource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tsky.txt</text:p>
          </table:table-cell>
          <table:table-cell office:value-type="string" calcext:value-type="string">
            <text:p>https://ko.wikisource.org/wiki/10%EC%9B%94_%ED%98%81%EB%AA%85%EC%9D%98_%EA%B5%90%ED%9B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on Trotsky</text:p>
          </table:table-cell>
          <table:table-cell office:value-type="string" calcext:value-type="string">
            <text:p>The lessons of October</text:p>
          </table:table-cell>
          <table:table-cell office:value-type="string" calcext:value-type="string">
            <text:p>Plaintext downloaded from Wikisource website using book creator. Korean translatio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hnda [lah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rathi [ma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bodh_extract.txt</text:p>
          </table:table-cell>
          <table:table-cell office:value-type="string" calcext:value-type="string">
            <text:p>https://mr.wikisource.org/wiki/%E0%A4%A6%E0%A4%BE%E0%A4%B8%E0%A4%AC%E0%A5%8B%E0%A4%A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Samarth Ramdas</text:p>
          </table:table-cell>
          <table:table-cell office:value-type="string" calcext:value-type="string">
            <text:p>Dasbodh</text:p>
          </table:table-cell>
          <table:table-cell office:value-type="string" calcext:value-type="string">
            <text:p>Export tool from WMFLabs. First 10 chapte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kach.txt</text:p>
          </table:table-cell>
          <table:table-cell office:value-type="string" calcext:value-type="string">
            <text:p>https://mr.wikisource.org/wiki/%E0%A4%8F%E0%A4%95%E0%A4%9A_%E0%A4%AA%E0%A5%8D%E0%A4%AF%E0%A4%BE%E0%A4%B2%E0%A4%BE_(%E0%A4%AE%E0%A4%B0%E0%A4%BE%E0%A4%A0%E0%A5%80_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m Ganesh Gadkari</text:p>
          </table:table-cell>
          <table:table-cell office:value-type="string" calcext:value-type="string">
            <text:p>Ekach Pyala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knathi.txt</text:p>
          </table:table-cell>
          <table:table-cell office:value-type="string" calcext:value-type="string">
            <text:p>https://mr.wikisource.org/wiki/%E0%A4%8F%E0%A4%95%E0%A4%A8%E0%A4%BE%E0%A4%A5%E0%A5%80_%E0%A4%AD%E0%A4%BE%E0%A4%97%E0%A4%B5%E0%A4%A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knath</text:p>
          </table:table-cell>
          <table:table-cell office:value-type="string" calcext:value-type="string">
            <text:p>Eknathi Bhagwat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eet.txt</text:p>
          </table:table-cell>
          <table:table-cell office:value-type="string" calcext:value-type="string">
            <text:p>https://mr.wikisource.org/wiki/%E0%A4%B8%E0%A4%82%E0%A4%97%E0%A5%80%E0%A4%A4_%E0%A4%B6%E0%A4%BE%E0%A4%B0%E0%A4%A6%E0%A4%BE_(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ovind Ballal Deval</text:p>
          </table:table-cell>
          <table:table-cell office:value-type="string" calcext:value-type="string">
            <text:p>Sangeet Sharada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yamchiaai.txt</text:p>
          </table:table-cell>
          <table:table-cell office:value-type="string" calcext:value-type="string">
            <text:p>https://mr.wikisource.org/wiki/%E0%A4%B6%E0%A5%8D%E0%A4%AF%E0%A4%BE%E0%A4%AE%E0%A4%9A%E0%A5%80_%E0%A4%86%E0%A4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ndurang Sadashiv Sane</text:p>
          </table:table-cell>
          <table:table-cell office:value-type="string" calcext:value-type="string">
            <text:p>Shyamchi Aai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lay [msa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ta.txt</text:p>
          </table:table-cell>
          <table:table-cell office:value-type="string" calcext:value-type="string">
            <text:p>https://wikisource.org/wiki/Akta_Keselamatan_Dalam_Negeri_196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alaysian government</text:p>
          </table:table-cell>
          <table:table-cell office:value-type="string" calcext:value-type="string">
            <text:p>Akta Keselamatan Dalam Negeri 1960</text:p>
          </table:table-cell>
          <table:table-cell office:value-type="string" calcext:value-type="string">
            <text:p>Plaintext copied and pasted from Wikisource website. Malaysian legal tex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ang.txt</text:p>
          </table:table-cell>
          <table:table-cell office:value-type="string" calcext:value-type="string">
            <text:p>https://ms.wikipedia.org/wiki/Minangkabau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Plaintext downloaded from Wikipedia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ltan.txt</text:p>
          </table:table-cell>
          <table:table-cell office:value-type="string" calcext:value-type="string">
            <text:p>https://ms.wikipedia.org/wiki/Sultan_Iskandar_ibni_Sultan_Ismail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ultan Iskandar ibni Sultan Ismail</text:p>
          </table:table-cell>
          <table:table-cell office:value-type="string" calcext:value-type="string">
            <text:p>Plaintext downloaded from Wikipedia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ortuguese [p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tos.txt</text:p>
          </table:table-cell>
          <table:table-cell office:value-type="string" calcext:value-type="string">
            <text:p>http://www.gutenberg.org/ebooks/28962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Teixeira Bastos</text:p>
          </table:table-cell>
          <table:table-cell office:value-type="string" calcext:value-type="string">
            <text:p>Tribunaes de Arbitros-Avindo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co.txt</text:p>
          </table:table-cell>
          <table:table-cell office:value-type="string" calcext:value-type="string">
            <text:p>http://www.gutenberg.org/ebooks/282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amillo Castello Branco</text:p>
          </table:table-cell>
          <table:table-cell office:value-type="string" calcext:value-type="string">
            <text:p>Noites de insomnia, offerecidas a quem não póde dorm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rich.txt</text:p>
          </table:table-cell>
          <table:table-cell office:value-type="string" calcext:value-type="string">
            <text:p>http://www.gutenberg.org/ebooks/3279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Historia de um beij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ydeau.txt</text:p>
          </table:table-cell>
          <table:table-cell office:value-type="string" calcext:value-type="string">
            <text:p>http://www.gutenberg.org/ebooks/305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rnest Feydeau</text:p>
          </table:table-cell>
          <table:table-cell office:value-type="string" calcext:value-type="string">
            <text:p>Fanny: estu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rett.txt</text:p>
          </table:table-cell>
          <table:table-cell office:value-type="string" calcext:value-type="string">
            <text:p>http://www.gutenberg.org/ebooks/1759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isconde de João Batista da Silva Leitão de Almeida Garrett</text:p>
          </table:table-cell>
          <table:table-cell office:value-type="string" calcext:value-type="string">
            <text:p>Frei Luiz de Sous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ssian [rus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stol.txt</text:p>
          </table:table-cell>
          <table:table-cell office:value-type="string" calcext:value-type="string">
            <text:p>http://www.gutenberg.org/ebooks/3077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. N. Apostol</text:p>
          </table:table-cell>
          <table:table-cell office:value-type="string" calcext:value-type="string">
            <text:p>Московия в представлении иностранцев XVI-XVI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zhavin.txt</text:p>
          </table:table-cell>
          <table:table-cell office:value-type="string" calcext:value-type="string">
            <text:p>http://www.gutenberg.org/ebooks/1474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avriil Romanovich Derzhavin</text:p>
          </table:table-cell>
          <table:table-cell office:value-type="string" calcext:value-type="string">
            <text:p>Духовные од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hkin.txt</text:p>
          </table:table-cell>
          <table:table-cell office:value-type="string" calcext:value-type="string">
            <text:p>http://www.gutenberg.org/ebooks/531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eksandr Sergeevich Pushkin</text:p>
          </table:table-cell>
          <table:table-cell office:value-type="string" calcext:value-type="string">
            <text:p>Красавице, которая нюхала таба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chinskii.txt</text:p>
          </table:table-cell>
          <table:table-cell office:value-type="string" calcext:value-type="string">
            <text:p>http://www.gutenberg.org/ebooks/1652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ergei Aleksandrovich Rachinskii</text:p>
          </table:table-cell>
          <table:table-cell office:value-type="string" calcext:value-type="string">
            <text:p>1001 задача для умственного счет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zhenskoe.txt</text:p>
          </table:table-cell>
          <table:table-cell office:value-type="string" calcext:value-type="string">
            <text:p>http://www.gutenberg.org/ebooks/3719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Женское международное движение: Сборник статей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panish [spa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fusion.txt</text:p>
          </table:table-cell>
          <table:table-cell office:value-type="string" calcext:value-type="string">
            <text:p>http://www.gutenberg.org/ebooks/2623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de Vedia</text:p>
          </table:table-cell>
          <table:table-cell office:value-type="string" calcext:value-type="string">
            <text:p>Transfusió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unamuno.txt</text:p>
          </table:table-cell>
          <table:table-cell office:value-type="string" calcext:value-type="string">
            <text:p>http://www.gutenberg.org/ebooks/4914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Amor y Pedagogía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era.txt</text:p>
          </table:table-cell>
          <table:table-cell office:value-type="string" calcext:value-type="string">
            <text:p>http://www.gutenberg.org/ebooks/173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Doña Lu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ls.txt</text:p>
          </table:table-cell>
          <table:table-cell office:value-type="string" calcext:value-type="string">
            <text:p>http://www.gutenberg.org/ebooks/4865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afael Puig y Valls</text:p>
          </table:table-cell>
          <table:table-cell office:value-type="string" calcext:value-type="string">
            <text:p>Viaje a America, Tomo 1 d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dugo.txt</text:p>
          </table:table-cell>
          <table:table-cell office:value-type="string" calcext:value-type="string">
            <text:p>http://www.gutenberg.org/ebooks/5052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rancisco Verdugo</text:p>
          </table:table-cell>
          <table:table-cell office:value-type="string" calcext:value-type="string">
            <text:p>Comentario del coronel Francisco Verdugo, de la guerra de Fris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mil [ta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mbar.txt</text:p>
          </table:table-cell>
          <table:table-cell office:value-type="string" calcext:value-type="string">
            <text:p>https://ta.wikisource.org/wiki/%E0%AE%95%E0%AE%AE%E0%AF%8D%E0%AE%AA%E0%AE%B0%E0%AE%BE%E0%AE%AE%E0%AE%BE%E0%AE%AF%E0%AE%A3%E0%AE%AE%E0%AF%8D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Kambar</text:p>
          </table:table-cell>
          <table:table-cell office:value-type="string" calcext:value-type="string">
            <text:p>Ramavataram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arkhayyam.txt</text:p>
          </table:table-cell>
          <table:table-cell office:value-type="string" calcext:value-type="string">
            <text:p>https://ta.wikisource.org/wiki/%E0%AE%89%E0%AE%AE%E0%AE%BE%E0%AE%B0%E0%AF%8D_%E0%AE%95%E0%AE%AF%E0%AE%BE%E0%AE%AE%E0%AF%8D</text:p>
          </table:table-cell>
          <table:table-cell office:value-type="string" calcext:value-type="string">
            <text:p>CC 1.0 Public Domain</text:p>
          </table:table-cell>
          <table:table-cell table:style-name="ce5" office:value-type="string" calcext:value-type="string">
            <text:p>Nara Nachiyappan</text:p>
          </table:table-cell>
          <table:table-cell office:value-type="string" calcext:value-type="string">
            <text:p>Umar Kayam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arthasarathy.txt</text:p>
          </table:table-cell>
          <table:table-cell office:value-type="string" calcext:value-type="string">
            <text:p>https://ta.wikisource.org/wiki/%E0%AE%B5%E0%AE%9E%E0%AF%8D%E0%AE%9A%E0%AE%BF%E0%AE%AE%E0%AE%BE%E0%AE%A8%E0%AE%95%E0%AE%B0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Parthasarathy</text:p>
          </table:table-cell>
          <table:table-cell office:value-type="string" calcext:value-type="string">
            <text:p>Vancimanakaram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daravadivelu.txt</text:p>
          </table:table-cell>
          <table:table-cell office:value-type="string" calcext:value-type="string">
            <text:p>https://ta.wikisource.org/wiki/%E0%AE%85%E0%AE%99%E0%AF%8D%E0%AE%95%E0%AF%81%E0%AE%AE%E0%AF%8D_%E0%AE%87%E0%AE%99%E0%AF%8D%E0%AE%95%E0%AF%81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D. Sundaravadivelu</text:p>
          </table:table-cell>
          <table:table-cell office:value-type="string" calcext:value-type="string">
            <text:p>Here and there (?)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urk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aturk.txt</text:p>
          </table:table-cell>
          <table:table-cell office:value-type="string" calcext:value-type="string">
            <text:p>https://tr.wikisource.org/wiki/Atat%C3%BCrk%27%C3%BCn_TBMM_A%C3%A7%C4%B1l%C4%B1%C5%9F_Konu%C5%9Fmalar%C4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ustafa Kemal Atatürk</text:p>
          </table:table-cell>
          <table:table-cell office:value-type="string" calcext:value-type="string">
            <text:p>Parliamentary speeches</text:p>
          </table:table-cell>
          <table:table-cell office:value-type="string" calcext:value-type="string">
            <text:p>Plaintext downloaded from Wikisource website using book creator, speeches added man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dirki.txt</text:p>
          </table:table-cell>
          <table:table-cell office:value-type="string" calcext:value-type="string">
            <text:p>https://tr.wikisource.org/wiki/Ki%C5%9Fi:Oyhan_Hasan_B%C4%B1ld%C4%B1rk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Oyhan Hasan Bıldırki</text:p>
          </table:table-cell>
          <table:table-cell office:value-type="string" calcext:value-type="string">
            <text:p>Collection of short stories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ekorkut.txt</text:p>
          </table:table-cell>
          <table:table-cell office:value-type="string" calcext:value-type="string">
            <text:p>https://tr.wikisource.org/wiki/Ki%C5%9Fi:Dede_Korku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ok of Dede Korkut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yunusemre.txt</text:p>
          </table:table-cell>
          <table:table-cell office:value-type="string" calcext:value-type="string">
            <text:p>https://tr.wikisource.org/wiki/Ki%C5%9Fi:Yunus_Emr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unus Emre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yagokalp.txt</text:p>
          </table:table-cell>
          <table:table-cell office:value-type="string" calcext:value-type="string">
            <text:p>https://tr.wikisource.org/wiki/Ki%C5%9Fi:Ziya_G%C3%B6kal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Ziya Gökalp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copied and pasted from Wikisource websit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cket.txt</text:p>
          </table:table-cell>
          <table:table-cell office:value-type="string" calcext:value-type="string">
            <text:p>https://ur.wikipedia.org/wiki/%D8%A7%DB%8C%D9%84_%D8%A8%DB%8C_%DA%88%D8%A8%D9%84%DB%8C%D9%88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rticle on LBW cricket variant</text:p>
          </table:table-cell>
          <table:table-cell office:value-type="string" calcext:value-type="string">
            <text:p>Plaintext downloaded from Wikipedia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lib.txt</text:p>
          </table:table-cell>
          <table:table-cell office:value-type="string" calcext:value-type="string">
            <text:p>https://wikisource.org/wiki/%D8%AF%DB%8C%D9%88%D8%A7%D9%86_%D8%BA%D8%A7%D9%84%D8%A8/%D8%BA%D8%B2%D9%84%DB%8C%D8%A7%D8%AA/%D8%B1%D8%AF%DB%8C%D9%81_%D8%A7%D9%84%D9%8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halib</text:p>
          </table:table-cell>
          <table:table-cell office:value-type="string" calcext:value-type="string">
            <text:p>Collection of ghazals</text:p>
          </table:table-cell>
          <table:table-cell office:value-type="string" calcext:value-type="string">
            <text:p>Plaintext downloaded from Wikisource website using book creator, chapters added man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taqirmir.txt</text:p>
          </table:table-cell>
          <table:table-cell office:value-type="string" calcext:value-type="string">
            <text:p>https://wikisource.org/wiki/Author:%D9%85%DB%8C%D8%B1_%D8%AA%D9%82%DB%8C_%D9%85%DB%8C%D8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r Taqi Mir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ietname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bieuchanh.txt</text:p>
          </table:table-cell>
          <table:table-cell office:value-type="string" calcext:value-type="string">
            <text:p>https://vi.wikisource.org/wiki/Con_nh%C3%A0_ngh%C3%A8o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ồ Biểu Chánh</text:p>
          </table:table-cell>
          <table:table-cell office:value-type="string" calcext:value-type="string">
            <text:p>Con nhà nghèo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uyendo.txt</text:p>
          </table:table-cell>
          <table:table-cell office:value-type="string" calcext:value-type="string">
            <text:p>https://vi.wikisource.org/wiki/Truy%E1%BB%87n_Ki%E1%BB%81u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Du</text:p>
          </table:table-cell>
          <table:table-cell office:value-type="string" calcext:value-type="string">
            <text:p>The Tale of Kiều</text:p>
          </table:table-cell>
          <table:table-cell office:value-type="string" calcext:value-type="string">
            <text:p>Plaintext downloaded from Wikisource website using book creato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uyentrai.txt</text:p>
          </table:table-cell>
          <table:table-cell office:value-type="string" calcext:value-type="string">
            <text:p>https://vi.wikisource.org/wiki/B%E1%BA%A3o_k%C3%ADnh_c%E1%BA%A3nh_gi%E1%BB%9B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Trãi</text:p>
          </table:table-cell>
          <table:table-cell office:value-type="string" calcext:value-type="string">
            <text:p>Bảo kính cảnh giới</text:p>
          </table:table-cell>
          <table:table-cell office:value-type="string" calcext:value-type="string">
            <text:p>Export tool from WMFLab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atlyislands.txt</text:p>
          </table:table-cell>
          <table:table-cell office:value-type="string" calcext:value-type="string">
            <text:p>https://vi.wikipedia.org/wiki/Qu%E1%BA%A7n_%C4%91%E1%BA%A3o_Tr%C6%B0%E1%BB%9Dng_S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laintext downloaded from Wikipedia website using book creator. Featured artic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ultiling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guyenkhuyen.txt</text:p>
          </table:table-cell>
          <table:table-cell office:value-type="string" calcext:value-type="string">
            <text:p>https://vi.wikisource.org/wiki/T%C3%A1c_gia:Nguy%E1%BB%85n_Khuy%E1%BA%BFn</text:p>
          </table:table-cell>
          <table:table-cell office:value-type="string" calcext:value-type="string">
            <text:p>Public domain </text:p>
          </table:table-cell>
          <table:table-cell office:value-type="string" calcext:value-type="string">
            <text:p>Nguyễn Khuyến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copied and pasted from Wikisourc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ke.txt</text:p>
          </table:table-cell>
          <table:table-cell office:value-type="string" calcext:value-type="string">
            <text:p><text:a xlink:href="https://alaginrc.nict.go.jp/WikiCorpus/index_E.html" xlink:type="simple">https://alaginrc.nict.go.jp/WikiCorpus/index_E.html</text:a></text:p>
          </table:table-cell>
          <table:table-cell office:value-type="string" calcext:value-type="string">
            <text:p>CC Attribution-Share-Alike 3.0</text:p>
          </table:table-cell>
          <table:table-cell office:value-type="string" calcext:value-type="string">
            <text:p>Wikimedia &amp; NICT</text:p>
          </table:table-cell>
          <table:table-cell office:value-type="string" calcext:value-type="string">
            <text:p>CLT00279.xml</text:p>
          </table:table-cell>
          <table:table-cell office:value-type="string" calcext:value-type="string">
            <text:p>Japanese with English translation (“check” version) side-by-side, one for each sentence.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34:Sheet1.AMJ1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2:45:54.838098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0:31.713073417</meta:creation-date>
    <dc:date>2016-08-02T13:29:52.139096453</dc:date>
    <meta:editing-duration>P5DT21H7M43S</meta:editing-duration>
    <meta:editing-cycles>16</meta:editing-cycles>
    <meta:generator>LibreOffice/5.0.6.2$Linux_X86_64 LibreOffice_project/00m0$Build-2</meta:generator>
    <meta:document-statistic meta:table-count="1" meta:cell-count="18924" meta:object-count="0"/>
  </office:meta>
</office:document-meta>
</file>